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eps="1"/>
      </table:calculation-settings>
      <table:table table:name="March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3" table:style-name="ce5">
            <text:p>323</text:p>
          </table:table-cell>
          <table:table-cell office:value-type="float" office:value="308.89299" table:style-name="ce5">
            <text:p>309</text:p>
          </table:table-cell>
          <table:table-cell office:value-type="float" office:value="793" table:style-name="ce5">
            <text:p>793</text:p>
          </table:table-cell>
          <table:table-cell office:value-type="float" office:value="769.31488000000013" table:style-name="ce5">
            <text:p>769</text:p>
          </table:table-cell>
          <table:table-cell office:value-type="float" office:value="3987" table:style-name="ce5">
            <text:p>3,987</text:p>
          </table:table-cell>
          <table:table-cell office:value-type="float" office:value="3889.4260699999977" table:style-name="ce5">
            <text:p>3,889</text:p>
          </table:table-cell>
          <table:table-cell office:value-type="float" office:value="2349" table:style-name="ce5">
            <text:p>2,349</text:p>
          </table:table-cell>
          <table:table-cell office:value-type="float" office:value="2295.9207299999998" table:style-name="ce5">
            <text:p>2,296</text:p>
          </table:table-cell>
          <table:table-cell office:value-type="float" office:value="169" table:style-name="ce5">
            <text:p>169</text:p>
          </table:table-cell>
          <table:table-cell office:value-type="float" office:value="165.00245000000001" table:style-name="ce5">
            <text:p>165</text:p>
          </table:table-cell>
          <table:table-cell office:value-type="float" office:value="30" table:style-name="ce5">
            <text:p>30</text:p>
          </table:table-cell>
          <table:table-cell office:value-type="float" office:value="28.526229999999998" table:style-name="ce5">
            <text:p>29</text:p>
          </table:table-cell>
          <table:table-cell office:value-type="float" office:value="7651" table:style-name="ce5">
            <text:p>7,651</text:p>
          </table:table-cell>
          <table:table-cell office:value-type="float" office:value="7457.0833499999981" table:style-name="ce5">
            <text:p>7,457</text:p>
          </table:table-cell>
          <table:table-cell office:value-type="float" office:value="46" table:style-name="ce5">
            <text:p>46</text:p>
          </table:table-cell>
          <table:table-cell office:value-type="float" office:value="45" table:style-name="ce5">
            <text:p>45</text:p>
          </table:table-cell>
          <table:table-cell office:value-type="float" office:value="61" table:style-name="ce5">
            <text:p>61</text:p>
          </table:table-cell>
          <table:table-cell office:value-type="float" office:value="55.17" table:style-name="ce5">
            <text:p>55</text:p>
          </table:table-cell>
          <table:table-cell office:value-type="float" office:value="514" table:style-name="ce5">
            <text:p>514</text:p>
          </table:table-cell>
          <table:table-cell office:value-type="float" office:value="513.35" table:style-name="ce5">
            <text:p>513</text:p>
          </table:table-cell>
          <table:table-cell office:value-type="float" office:value="621" table:style-name="ce5">
            <text:p>621</text:p>
          </table:table-cell>
          <table:table-cell office:value-type="float" office:value="613.52" table:style-name="ce5">
            <text:p>614</text:p>
          </table:table-cell>
          <table:table-cell office:value-type="float" office:value="0" table:style-name="ce5">
            <text:p>0</text:p>
          </table:table-cell>
          <table:table-cell office:value-type="float" office:value="8272" table:style-name="ce5">
            <text:p>8,272</text:p>
          </table:table-cell>
          <table:table-cell office:value-type="float" office:value="8070.6033499999976" table:style-name="ce5">
            <text:p>8,071</text:p>
          </table:table-cell>
          <table:table-cell office:value-type="float" office:value="28094143.550000008" table:style-name="ce5">
            <text:p>28,094,144</text:p>
          </table:table-cell>
          <table:table-cell office:value-type="float" office:value="1143659.82" table:style-name="ce5">
            <text:p>1,143,660</text:p>
          </table:table-cell>
          <table:table-cell office:value-type="float" office:value="650554.49" table:style-name="ce5">
            <text:p>650,554</text:p>
          </table:table-cell>
          <table:table-cell office:value-type="float" office:value="158152.02999999997" table:style-name="ce5">
            <text:p>158,152</text:p>
          </table:table-cell>
          <table:table-cell office:value-type="float" office:value="7952518.4900000012" table:style-name="ce5">
            <text:p>7,952,518</text:p>
          </table:table-cell>
          <table:table-cell office:value-type="float" office:value="4404941.92" table:style-name="ce5">
            <text:p>4,404,942</text:p>
          </table:table-cell>
          <table:table-cell office:value-type="float" office:value="42403970.300000012" table:style-name="ce5">
            <text:p>42,403,970</text:p>
          </table:table-cell>
          <table:table-cell office:value-type="float" office:value="7546873.0000000019" table:style-name="ce6">
            <text:p>7,546,873</text:p>
          </table:table-cell>
          <table:table-cell office:value-type="float" office:value="-3932432.9999999995" table:style-name="ce6">
            <text:p>-3,932,433</text:p>
          </table:table-cell>
          <table:table-cell office:value-type="float" office:value="3614440.0000000023" table:style-name="ce6">
            <text:p>3,614,440</text:p>
          </table:table-cell>
          <table:table-cell office:value-type="float" office:value="46018410.300000012" table:style-name="ce6">
            <text:p>46,018,41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5" table:style-name="ce5">
            <text:p>125</text:p>
          </table:table-cell>
          <table:table-cell office:value-type="float" office:value="113.26624000000004" table:style-name="ce5">
            <text:p>113</text:p>
          </table:table-cell>
          <table:table-cell office:value-type="float" office:value="97" table:style-name="ce5">
            <text:p>97</text:p>
          </table:table-cell>
          <table:table-cell office:value-type="float" office:value="90.265949999999989" table:style-name="ce5">
            <text:p>90</text:p>
          </table:table-cell>
          <table:table-cell office:value-type="float" office:value="83" table:style-name="ce5">
            <text:p>83</text:p>
          </table:table-cell>
          <table:table-cell office:value-type="float" office:value="79.891890000000004" table:style-name="ce5">
            <text:p>80</text:p>
          </table:table-cell>
          <table:table-cell office:value-type="float" office:value="14" table:style-name="ce5">
            <text:p>14</text:p>
          </table:table-cell>
          <table:table-cell office:value-type="float" office:value="11.72973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97.15381000000002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97.15381000000002" table:style-name="ce5">
            <text:p>297</text:p>
          </table:table-cell>
          <table:table-cell office:value-type="float" office:value="649103.81999999995" table:style-name="ce5">
            <text:p>649,104</text:p>
          </table:table-cell>
          <table:table-cell office:value-type="float" office:value="2239.71" table:style-name="ce5">
            <text:p>2,240</text:p>
          </table:table-cell>
          <table:table-cell office:value-type="float" office:value="-26147.22" table:style-name="ce5">
            <text:p>-26,147</text:p>
          </table:table-cell>
          <table:table-cell office:value-type="float" office:value="23206.6" table:style-name="ce5">
            <text:p>23,207</text:p>
          </table:table-cell>
          <table:table-cell office:value-type="float" office:value="196856.55000000002" table:style-name="ce5">
            <text:p>196,857</text:p>
          </table:table-cell>
          <table:table-cell office:value-type="float" office:value="69569.850000000006" table:style-name="ce5">
            <text:p>69,570</text:p>
          </table:table-cell>
          <table:table-cell office:value-type="float" office:value="914829.30999999994" table:style-name="ce5">
            <text:p>914,8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14829.30999999994" table:style-name="ce6">
            <text:p>914,82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389" table:style-name="ce5">
            <text:p>9,389</text:p>
          </table:table-cell>
          <table:table-cell office:value-type="float" office:value="8197.2995300001021" table:style-name="ce5">
            <text:p>8,197</text:p>
          </table:table-cell>
          <table:table-cell office:value-type="float" office:value="2881" table:style-name="ce5">
            <text:p>2,881</text:p>
          </table:table-cell>
          <table:table-cell office:value-type="float" office:value="2721.3923199999945" table:style-name="ce5">
            <text:p>2,721</text:p>
          </table:table-cell>
          <table:table-cell office:value-type="float" office:value="2946" table:style-name="ce5">
            <text:p>2,946</text:p>
          </table:table-cell>
          <table:table-cell office:value-type="float" office:value="2796.7481499999926" table:style-name="ce5">
            <text:p>2,797</text:p>
          </table:table-cell>
          <table:table-cell office:value-type="float" office:value="777" table:style-name="ce5">
            <text:p>777</text:p>
          </table:table-cell>
          <table:table-cell office:value-type="float" office:value="758.10052000000007" table:style-name="ce5">
            <text:p>758</text:p>
          </table:table-cell>
          <table:table-cell office:value-type="float" office:value="71" table:style-name="ce5">
            <text:p>71</text:p>
          </table:table-cell>
          <table:table-cell office:value-type="float" office:value="70.416669999999996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64" table:style-name="ce5">
            <text:p>16,064</text:p>
          </table:table-cell>
          <table:table-cell office:value-type="float" office:value="14543.95719000009" table:style-name="ce5">
            <text:p>14,544</text:p>
          </table:table-cell>
          <table:table-cell office:value-type="float" office:value="1957.58" table:style-name="ce5">
            <text:p>1,958</text:p>
          </table:table-cell>
          <table:table-cell office:value-type="float" office:value="1957.58" table:style-name="ce5">
            <text:p>1,958</text:p>
          </table:table-cell>
          <table:table-cell office:value-type="float" office:value="8.89" table:style-name="ce5">
            <text:p>9</text:p>
          </table:table-cell>
          <table:table-cell office:value-type="float" office:value="8.8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66.47" table:style-name="ce5">
            <text:p>1,966</text:p>
          </table:table-cell>
          <table:table-cell office:value-type="float" office:value="1966.47" table:style-name="ce5">
            <text:p>1,966</text:p>
          </table:table-cell>
          <table:table-cell office:value-type="float" office:value="0" table:style-name="ce5">
            <text:p>0</text:p>
          </table:table-cell>
          <table:table-cell office:value-type="float" office:value="18030.47" table:style-name="ce5">
            <text:p>18,030</text:p>
          </table:table-cell>
          <table:table-cell office:value-type="float" office:value="16510.427190000089" table:style-name="ce5">
            <text:p>16,510</text:p>
          </table:table-cell>
          <table:table-cell office:value-type="float" office:value="34634814.289999999" table:style-name="ce5">
            <text:p>34,634,814</text:p>
          </table:table-cell>
          <table:table-cell office:value-type="float" office:value="799704.36" table:style-name="ce5">
            <text:p>799,704</text:p>
          </table:table-cell>
          <table:table-cell office:value-type="float" office:value="1081056.94" table:style-name="ce5">
            <text:p>1,081,057</text:p>
          </table:table-cell>
          <table:table-cell office:value-type="float" office:value="654368.97" table:style-name="ce5">
            <text:p>654,369</text:p>
          </table:table-cell>
          <table:table-cell office:value-type="float" office:value="9890091.7600000016" table:style-name="ce5">
            <text:p>9,890,092</text:p>
          </table:table-cell>
          <table:table-cell office:value-type="float" office:value="3687364.1300000004" table:style-name="ce5">
            <text:p>3,687,364</text:p>
          </table:table-cell>
          <table:table-cell office:value-type="float" office:value="50747400.449999996" table:style-name="ce5">
            <text:p>50,747,400</text:p>
          </table:table-cell>
          <table:table-cell office:value-type="float" office:value="6558614.8699999982" table:style-name="ce6">
            <text:p>6,558,615</text:p>
          </table:table-cell>
          <table:table-cell office:value-type="float" office:value="248896.17" table:style-name="ce6">
            <text:p>248,896</text:p>
          </table:table-cell>
          <table:table-cell office:value-type="float" office:value="6807511.0399999982" table:style-name="ce6">
            <text:p>6,807,511</text:p>
          </table:table-cell>
          <table:table-cell office:value-type="float" office:value="57554911.489999995" table:style-name="ce6">
            <text:p>57,554,91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8" table:style-name="ce5">
            <text:p>468</text:p>
          </table:table-cell>
          <table:table-cell office:value-type="float" office:value="413.86926000000045" table:style-name="ce5">
            <text:p>414</text:p>
          </table:table-cell>
          <table:table-cell office:value-type="float" office:value="361" table:style-name="ce5">
            <text:p>361</text:p>
          </table:table-cell>
          <table:table-cell office:value-type="float" office:value="335.78277000000008" table:style-name="ce5">
            <text:p>336</text:p>
          </table:table-cell>
          <table:table-cell office:value-type="float" office:value="332" table:style-name="ce5">
            <text:p>332</text:p>
          </table:table-cell>
          <table:table-cell office:value-type="float" office:value="319.72974000000005" table:style-name="ce5">
            <text:p>320</text:p>
          </table:table-cell>
          <table:table-cell office:value-type="float" office:value="99" table:style-name="ce5">
            <text:p>99</text:p>
          </table:table-cell>
          <table:table-cell office:value-type="float" office:value="97.421640000000011" table:style-name="ce5">
            <text:p>97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9" table:style-name="ce5">
            <text:p>1,269</text:p>
          </table:table-cell>
          <table:table-cell office:value-type="float" office:value="1175.1187300000006" table:style-name="ce5">
            <text:p>1,1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9" table:style-name="ce5">
            <text:p>1,269</text:p>
          </table:table-cell>
          <table:table-cell office:value-type="float" office:value="1175.1187300000006" table:style-name="ce5">
            <text:p>1,175</text:p>
          </table:table-cell>
          <table:table-cell office:value-type="float" office:value="3545402.74" table:style-name="ce5">
            <text:p>3,545,403</text:p>
          </table:table-cell>
          <table:table-cell office:value-type="float" office:value="24124.180000000004" table:style-name="ce5">
            <text:p>24,124</text:p>
          </table:table-cell>
          <table:table-cell office:value-type="float" office:value="27040.759999999995" table:style-name="ce5">
            <text:p>27,041</text:p>
          </table:table-cell>
          <table:table-cell office:value-type="float" office:value="54477.130000000005" table:style-name="ce5">
            <text:p>54,477</text:p>
          </table:table-cell>
          <table:table-cell office:value-type="float" office:value="759674.54999999993" table:style-name="ce5">
            <text:p>759,675</text:p>
          </table:table-cell>
          <table:table-cell office:value-type="float" office:value="297363.65999999997" table:style-name="ce5">
            <text:p>297,364</text:p>
          </table:table-cell>
          <table:table-cell office:value-type="float" office:value="4708083.0200000005" table:style-name="ce5">
            <text:p>4,708,083</text:p>
          </table:table-cell>
          <table:table-cell office:value-type="float" office:value="32530" table:style-name="ce6">
            <text:p>32,530</text:p>
          </table:table-cell>
          <table:table-cell office:value-type="float" office:value="0" table:style-name="ce6">
            <text:p>0</text:p>
          </table:table-cell>
          <table:table-cell office:value-type="float" office:value="32530" table:style-name="ce6">
            <text:p>32,530</text:p>
          </table:table-cell>
          <table:table-cell office:value-type="float" office:value="4740613.0200000005" table:style-name="ce6">
            <text:p>4,740,6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437" table:style-name="ce5">
            <text:p>30,437</text:p>
          </table:table-cell>
          <table:table-cell office:value-type="float" office:value="28761.128310000378" table:style-name="ce5">
            <text:p>28,761</text:p>
          </table:table-cell>
          <table:table-cell office:value-type="float" office:value="7402" table:style-name="ce5">
            <text:p>7,402</text:p>
          </table:table-cell>
          <table:table-cell office:value-type="float" office:value="7069.3310100000508" table:style-name="ce5">
            <text:p>7,069</text:p>
          </table:table-cell>
          <table:table-cell office:value-type="float" office:value="7753" table:style-name="ce5">
            <text:p>7,753</text:p>
          </table:table-cell>
          <table:table-cell office:value-type="float" office:value="7404.6831000000248" table:style-name="ce5">
            <text:p>7,405</text:p>
          </table:table-cell>
          <table:table-cell office:value-type="float" office:value="986" table:style-name="ce5">
            <text:p>986</text:p>
          </table:table-cell>
          <table:table-cell office:value-type="float" office:value="966.51807000000008" table:style-name="ce5">
            <text:p>967</text:p>
          </table:table-cell>
          <table:table-cell office:value-type="float" office:value="58" table:style-name="ce5">
            <text:p>58</text:p>
          </table:table-cell>
          <table:table-cell office:value-type="float" office:value="57.410810000000005" table:style-name="ce5">
            <text:p>57</text:p>
          </table:table-cell>
          <table:table-cell office:value-type="float" office:value="22417" table:style-name="ce5">
            <text:p>22,417</text:p>
          </table:table-cell>
          <table:table-cell office:value-type="float" office:value="20758.224359999953" table:style-name="ce5">
            <text:p>20,758</text:p>
          </table:table-cell>
          <table:table-cell office:value-type="float" office:value="69053" table:style-name="ce5">
            <text:p>69,053</text:p>
          </table:table-cell>
          <table:table-cell office:value-type="float" office:value="65017.295660000411" table:style-name="ce5">
            <text:p>65,017</text:p>
          </table:table-cell>
          <table:table-cell office:value-type="float" office:value="1055.3690341814295" table:style-name="ce5">
            <text:p>1,055</text:p>
          </table:table-cell>
          <table:table-cell office:value-type="float" office:value="1055.3690341814295" table:style-name="ce5">
            <text:p>1,055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5.5690341844097" table:style-name="ce5">
            <text:p>1,056</text:p>
          </table:table-cell>
          <table:table-cell office:value-type="float" office:value="1055.5690341844097" table:style-name="ce5">
            <text:p>1,056</text:p>
          </table:table-cell>
          <table:table-cell office:value-type="float" office:value="0" table:style-name="ce5">
            <text:p>0</text:p>
          </table:table-cell>
          <table:table-cell office:value-type="float" office:value="70108.569034184417" table:style-name="ce5">
            <text:p>70,109</text:p>
          </table:table-cell>
          <table:table-cell office:value-type="float" office:value="66072.864694184827" table:style-name="ce5">
            <text:p>66,073</text:p>
          </table:table-cell>
          <table:table-cell office:value-type="float" office:value="178866397.06999999" table:style-name="ce5">
            <text:p>178,866,397</text:p>
          </table:table-cell>
          <table:table-cell office:value-type="float" office:value="21274669.93" table:style-name="ce5">
            <text:p>21,274,670</text:p>
          </table:table-cell>
          <table:table-cell office:value-type="float" office:value="2010072.6600000001" table:style-name="ce5">
            <text:p>2,010,073</text:p>
          </table:table-cell>
          <table:table-cell office:value-type="float" office:value="7178859.6899999995" table:style-name="ce5">
            <text:p>7,178,860</text:p>
          </table:table-cell>
          <table:table-cell office:value-type="float" office:value="37865772.530000001" table:style-name="ce5">
            <text:p>37,865,773</text:p>
          </table:table-cell>
          <table:table-cell office:value-type="float" office:value="21442917.079999998" table:style-name="ce5">
            <text:p>21,442,917</text:p>
          </table:table-cell>
          <table:table-cell office:value-type="float" office:value="268638688.95999998" table:style-name="ce5">
            <text:p>268,638,689</text:p>
          </table:table-cell>
          <table:table-cell office:value-type="float" office:value="4992226.24" table:style-name="ce6">
            <text:p>4,992,226</text:p>
          </table:table-cell>
          <table:table-cell office:value-type="float" office:value="1398336.73" table:style-name="ce6">
            <text:p>1,398,337</text:p>
          </table:table-cell>
          <table:table-cell office:value-type="float" office:value="6390562.9700000007" table:style-name="ce6">
            <text:p>6,390,563</text:p>
          </table:table-cell>
          <table:table-cell office:value-type="float" office:value="275029251.93000001" table:style-name="ce6">
            <text:p>275,029,25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39" table:style-name="ce5">
            <text:p>1,139</text:p>
          </table:table-cell>
          <table:table-cell office:value-type="float" office:value="1030.9173399999961" table:style-name="ce5">
            <text:p>1,031</text:p>
          </table:table-cell>
          <table:table-cell office:value-type="float" office:value="466" table:style-name="ce5">
            <text:p>466</text:p>
          </table:table-cell>
          <table:table-cell office:value-type="float" office:value="445.38458000000026" table:style-name="ce5">
            <text:p>445</text:p>
          </table:table-cell>
          <table:table-cell office:value-type="float" office:value="182" table:style-name="ce5">
            <text:p>182</text:p>
          </table:table-cell>
          <table:table-cell office:value-type="float" office:value="171.63597000000001" table:style-name="ce5">
            <text:p>172</text:p>
          </table:table-cell>
          <table:table-cell office:value-type="float" office:value="39" table:style-name="ce5">
            <text:p>39</text:p>
          </table:table-cell>
          <table:table-cell office:value-type="float" office:value="38.340540000000004" table:style-name="ce5">
            <text:p>3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0" table:style-name="ce5">
            <text:p>1,830</text:p>
          </table:table-cell>
          <table:table-cell office:value-type="float" office:value="1690.2784299999962" table:style-name="ce5">
            <text:p>1,690</text:p>
          </table:table-cell>
          <table:table-cell office:value-type="float" office:value="195" table:style-name="ce5">
            <text:p>195</text:p>
          </table:table-cell>
          <table:table-cell office:value-type="float" office:value="178.4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78.4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2025" table:style-name="ce5">
            <text:p>2,025</text:p>
          </table:table-cell>
          <table:table-cell office:value-type="float" office:value="1868.6784299999963" table:style-name="ce5">
            <text:p>1,869</text:p>
          </table:table-cell>
          <table:table-cell office:value-type="float" office:value="3779566.16" table:style-name="ce5">
            <text:p>3,779,566</text:p>
          </table:table-cell>
          <table:table-cell office:value-type="float" office:value="60336.15" table:style-name="ce5">
            <text:p>60,336</text:p>
          </table:table-cell>
          <table:table-cell office:value-type="float" office:value="58313.340000000004" table:style-name="ce5">
            <text:p>58,313</text:p>
          </table:table-cell>
          <table:table-cell office:value-type="float" office:value="351278.21" table:style-name="ce5">
            <text:p>351,278</text:p>
          </table:table-cell>
          <table:table-cell office:value-type="float" office:value="700320.36" table:style-name="ce5">
            <text:p>700,320</text:p>
          </table:table-cell>
          <table:table-cell office:value-type="float" office:value="392487.54000000004" table:style-name="ce5">
            <text:p>392,488</text:p>
          </table:table-cell>
          <table:table-cell office:value-type="float" office:value="5342301.7600000007" table:style-name="ce5">
            <text:p>5,342,302</text:p>
          </table:table-cell>
          <table:table-cell office:value-type="float" office:value="552898.19999999995" table:style-name="ce6">
            <text:p>552,898</text:p>
          </table:table-cell>
          <table:table-cell office:value-type="float" office:value="349410" table:style-name="ce6">
            <text:p>349,410</text:p>
          </table:table-cell>
          <table:table-cell office:value-type="float" office:value="902308.2" table:style-name="ce6">
            <text:p>902,308</text:p>
          </table:table-cell>
          <table:table-cell office:value-type="float" office:value="6244609.9600000009" table:style-name="ce6">
            <text:p>6,244,61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6" table:style-name="ce5">
            <text:p>2,246</text:p>
          </table:table-cell>
          <table:table-cell office:value-type="float" office:value="2031.0046396396333" table:style-name="ce5">
            <text:p>2,031</text:p>
          </table:table-cell>
          <table:table-cell office:value-type="float" office:value="2246" table:style-name="ce5">
            <text:p>2,246</text:p>
          </table:table-cell>
          <table:table-cell office:value-type="float" office:value="2031.0046396396333" table:style-name="ce5">
            <text:p>2,031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2298" table:style-name="ce5">
            <text:p>2,298</text:p>
          </table:table-cell>
          <table:table-cell office:value-type="float" office:value="2083.0046396396333" table:style-name="ce5">
            <text:p>2,083</text:p>
          </table:table-cell>
          <table:table-cell office:value-type="float" office:value="10362969.390000006" table:style-name="ce5">
            <text:p>10,362,9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62969.390000006" table:style-name="ce5">
            <text:p>10,362,969</text:p>
          </table:table-cell>
          <table:table-cell office:value-type="float" office:value="608212.07000000007" table:style-name="ce6">
            <text:p>608,212</text:p>
          </table:table-cell>
          <table:table-cell office:value-type="float" office:value="0" table:style-name="ce6">
            <text:p>0</text:p>
          </table:table-cell>
          <table:table-cell office:value-type="float" office:value="608212.07000000007" table:style-name="ce6">
            <text:p>608,212</text:p>
          </table:table-cell>
          <table:table-cell office:value-type="float" office:value="10971181.460000006" table:style-name="ce6">
            <text:p>10,971,18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104.75" table:style-name="ce5">
            <text:p>105</text:p>
          </table:table-cell>
          <table:table-cell office:value-type="float" office:value="113" table:style-name="ce5">
            <text:p>113</text:p>
          </table:table-cell>
          <table:table-cell office:value-type="float" office:value="104.7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104.75" table:style-name="ce5">
            <text:p>105</text:p>
          </table:table-cell>
          <table:table-cell office:value-type="float" office:value="576209" table:style-name="ce5">
            <text:p>576,209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,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7259" table:style-name="ce5">
            <text:p>577,2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77259" table:style-name="ce6">
            <text:p>577,25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5" table:style-name="ce5">
            <text:p>25</text:p>
          </table:table-cell>
          <table:table-cell office:value-type="float" office:value="24.6" table:style-name="ce5">
            <text:p>25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06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100.26" table:style-name="ce5">
            <text:p>10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101.36" table:style-name="ce5">
            <text:p>101</text:p>
          </table:table-cell>
          <table:table-cell office:value-type="float" office:value="324655.81000000011" table:style-name="ce5">
            <text:p>324,656</text:p>
          </table:table-cell>
          <table:table-cell office:value-type="float" office:value="4521.2700000000004" table:style-name="ce5">
            <text:p>4,521</text:p>
          </table:table-cell>
          <table:table-cell office:value-type="float" office:value="12137.5" table:style-name="ce5">
            <text:p>12,138</text:p>
          </table:table-cell>
          <table:table-cell office:value-type="float" office:value="0" table:style-name="ce5">
            <text:p>0</text:p>
          </table:table-cell>
          <table:table-cell office:value-type="float" office:value="85301.28" table:style-name="ce5">
            <text:p>85,301</text:p>
          </table:table-cell>
          <table:table-cell office:value-type="float" office:value="40214.080000000002" table:style-name="ce5">
            <text:p>40,214</text:p>
          </table:table-cell>
          <table:table-cell office:value-type="float" office:value="466829.94000000012" table:style-name="ce5">
            <text:p>466,830</text:p>
          </table:table-cell>
          <table:table-cell office:value-type="float" office:value="9430.11" table:style-name="ce6">
            <text:p>9,430</text:p>
          </table:table-cell>
          <table:table-cell office:value-type="float" office:value="2908" table:style-name="ce6">
            <text:p>2,908</text:p>
          </table:table-cell>
          <table:table-cell office:value-type="float" office:value="12338.11" table:style-name="ce6">
            <text:p>12,338</text:p>
          </table:table-cell>
          <table:table-cell office:value-type="float" office:value="479168.0500000001" table:style-name="ce6">
            <text:p>479,16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36.4" table:style-name="ce5">
            <text:p>36</text:p>
          </table:table-cell>
          <table:table-cell office:value-type="float" office:value="40" table:style-name="ce5">
            <text:p>40</text:p>
          </table:table-cell>
          <table:table-cell office:value-type="float" office:value="36.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36.4" table:style-name="ce5">
            <text:p>36</text:p>
          </table:table-cell>
          <table:table-cell office:value-type="float" office:value="321167.00999999995" table:style-name="ce5">
            <text:p>321,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167.00999999995" table:style-name="ce5">
            <text:p>321,16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1167.00999999995" table:style-name="ce6">
            <text:p>321,16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3" table:style-name="ce5">
            <text:p>13</text:p>
          </table:table-cell>
          <table:table-cell office:value-type="float" office:value="12.1" table:style-name="ce5">
            <text:p>12</text:p>
          </table:table-cell>
          <table:table-cell office:value-type="float" office:value="137" table:style-name="ce5">
            <text:p>137</text:p>
          </table:table-cell>
          <table:table-cell office:value-type="float" office:value="134.1" table:style-name="ce5">
            <text:p>134</text:p>
          </table:table-cell>
          <table:table-cell office:value-type="float" office:value="58" table:style-name="ce5">
            <text:p>58</text:p>
          </table:table-cell>
          <table:table-cell office:value-type="float" office:value="56.9" table:style-name="ce5">
            <text:p>57</text:p>
          </table:table-cell>
          <table:table-cell office:value-type="float" office:value="11" table:style-name="ce5">
            <text:p>11</text:p>
          </table:table-cell>
          <table:table-cell office:value-type="float" office:value="10.199999999999999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214.29999999999998" table:style-name="ce5">
            <text:p>214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27" table:style-name="ce5">
            <text:p>227</text:p>
          </table:table-cell>
          <table:table-cell office:value-type="float" office:value="221.29999999999998" table:style-name="ce5">
            <text:p>221</text:p>
          </table:table-cell>
          <table:table-cell office:value-type="float" office:value="774586.22" table:style-name="ce5">
            <text:p>774,586</text:p>
          </table:table-cell>
          <table:table-cell office:value-type="float" office:value="4724.7" table:style-name="ce5">
            <text:p>4,725</text:p>
          </table:table-cell>
          <table:table-cell office:value-type="float" office:value="76810" table:style-name="ce5">
            <text:p>76,810</text:p>
          </table:table-cell>
          <table:table-cell office:value-type="float" office:value="3620.5699999999997" table:style-name="ce5">
            <text:p>3,621</text:p>
          </table:table-cell>
          <table:table-cell office:value-type="float" office:value="179653.94999999998" table:style-name="ce5">
            <text:p>179,654</text:p>
          </table:table-cell>
          <table:table-cell office:value-type="float" office:value="83145.38" table:style-name="ce5">
            <text:p>83,145</text:p>
          </table:table-cell>
          <table:table-cell office:value-type="float" office:value="1122540.8199999998" table:style-name="ce5">
            <text:p>1,122,541</text:p>
          </table:table-cell>
          <table:table-cell office:value-type="float" office:value="20912.599999999999" table:style-name="ce6">
            <text:p>20,913</text:p>
          </table:table-cell>
          <table:table-cell office:value-type="float" office:value="0" table:style-name="ce6">
            <text:p>0</text:p>
          </table:table-cell>
          <table:table-cell office:value-type="float" office:value="20912.599999999999" table:style-name="ce6">
            <text:p>20,913</text:p>
          </table:table-cell>
          <table:table-cell office:value-type="float" office:value="1143453.42" table:style-name="ce6">
            <text:p>1,143,45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6" table:style-name="ce5">
            <text:p>46</text:p>
          </table:table-cell>
          <table:table-cell office:value-type="float" office:value="44.11" table:style-name="ce5">
            <text:p>44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02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02" table:style-name="ce5">
            <text:p>93</text:p>
          </table:table-cell>
          <table:table-cell office:value-type="float" office:value="344548.82999999996" table:style-name="ce5">
            <text:p>344,549</text:p>
          </table:table-cell>
          <table:table-cell office:value-type="float" office:value="373.5" table:style-name="ce5">
            <text:p>374</text:p>
          </table:table-cell>
          <table:table-cell office:value-type="float" office:value="19920.349999999999" table:style-name="ce5">
            <text:p>19,920</text:p>
          </table:table-cell>
          <table:table-cell office:value-type="float" office:value="0" table:style-name="ce5">
            <text:p>0</text:p>
          </table:table-cell>
          <table:table-cell office:value-type="float" office:value="95375.739999999991" table:style-name="ce5">
            <text:p>95,376</text:p>
          </table:table-cell>
          <table:table-cell office:value-type="float" office:value="40727.700000000004" table:style-name="ce5">
            <text:p>40,728</text:p>
          </table:table-cell>
          <table:table-cell office:value-type="float" office:value="500946.11999999994" table:style-name="ce5">
            <text:p>500,94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00946.11999999994" table:style-name="ce6">
            <text:p>500,94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8" table:style-name="ce5">
            <text:p>8</text:p>
          </table:table-cell>
          <table:table-cell office:value-type="float" office:value="7.59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7.61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16.73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7.34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5">
            <text:p>60</text:p>
          </table:table-cell>
          <table:table-cell office:value-type="float" office:value="58.269999999999996" table:style-name="ce5">
            <text:p>5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64" table:style-name="ce5">
            <text:p>64</text:p>
          </table:table-cell>
          <table:table-cell office:value-type="float" office:value="62.269999999999996" table:style-name="ce5">
            <text:p>62</text:p>
          </table:table-cell>
          <table:table-cell office:value-type="float" office:value="188874.96000000002" table:style-name="ce5">
            <text:p>188,875</text:p>
          </table:table-cell>
          <table:table-cell office:value-type="float" office:value="6954.76" table:style-name="ce5">
            <text:p>6,955</text:p>
          </table:table-cell>
          <table:table-cell office:value-type="float" office:value="16218.8" table:style-name="ce5">
            <text:p>16,219</text:p>
          </table:table-cell>
          <table:table-cell office:value-type="float" office:value="0" table:style-name="ce5">
            <text:p>0</text:p>
          </table:table-cell>
          <table:table-cell office:value-type="float" office:value="58066.659999999996" table:style-name="ce5">
            <text:p>58,067</text:p>
          </table:table-cell>
          <table:table-cell office:value-type="float" office:value="29283.87" table:style-name="ce5">
            <text:p>29,284</text:p>
          </table:table-cell>
          <table:table-cell office:value-type="float" office:value="299399.05" table:style-name="ce5">
            <text:p>299,399</text:p>
          </table:table-cell>
          <table:table-cell office:value-type="float" office:value="54223.57" table:style-name="ce6">
            <text:p>54,224</text:p>
          </table:table-cell>
          <table:table-cell office:value-type="float" office:value="15438" table:style-name="ce6">
            <text:p>15,438</text:p>
          </table:table-cell>
          <table:table-cell office:value-type="float" office:value="69661.570000000007" table:style-name="ce6">
            <text:p>69,662</text:p>
          </table:table-cell>
          <table:table-cell office:value-type="float" office:value="369060.62" table:style-name="ce6">
            <text:p>369,061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5-30T07:46:4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